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ginning my career as a Data Scientist</text:p>
      <text:p text:style-name="P1"><text:tab/>A couple weeks after starting my first job, working as a Data Scientist for Tresata, I went to grab some coffee with one of my co-workers, Jack. While we were waiting in line at Starbucks, he asked me “in what ways could Starbucks benefit from knowing how much a customer paid as a function of how long they stayed there?” My first impression was to create a duality between the coffee-to-go people, and the loungers. Loungers can then be broken into people socializing, reading, working on a computer, etc. People who are socializing could be there for business, friends, people watching, etc. <text:s/>If an array of specific consumer data was present, Starbucks could have an opportunity to gain unprecedented insights into their consumer interactions.</text:p>
      <text:p text:style-name="P1"><text:tab/>I cannot claim to have solutions to creating new avenues of profit for Starbucks. <text:s/>I'm also not claiming to be experienced in customer intelligence. <text:s/>I come from a Physics and Computer Science background, where my rational constructs generally tend to fall short of being practically useful. <text:s/>However, the skills developed through the position of a data scientist necessitates the creation of a new bridge between algorithm development on distributed systems, and how domain expertise can extract insights from the results. <text:s/>Data science is the creation of a process to ask larger questions and to see past the stereotypes of 'coffee-to-go people' and 'loungers'. <text:s/>Its a field on the forefront of bridging the gap between the pedantic and the practical. <text:s/>For the curious, it is a profession to follow the propogation of statistics that are unbound by volume, velocity, or variety all the way down to a reified solution...even while waiting in line for coffe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s Dulin</meta:initial-creator>
    <meta:creation-date>2013-07-10T09:28:59</meta:creation-date>
    <dc:date>2013-07-10T09:41:51</dc:date>
    <dc:creator>Davis Dulin</dc:creator>
    <meta:editing-duration>P0D</meta:editing-duration>
    <meta:editing-cycles>1</meta:editing-cycles>
    <meta:document-statistic meta:table-count="0" meta:image-count="0" meta:object-count="0" meta:page-count="1" meta:paragraph-count="3" meta:word-count="285" meta:character-count="1747" meta:non-whitespace-character-count="1456"/>
    <meta:generator>LibreOffice/3.5$Linux_X86_64 LibreOffice_project/350m1$Build-2</meta:generator>
  </office:meta>
</office:document-meta>
</file>